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19e6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3" style:parent-style-name="Table_20_Contents" style:family="paragraph">
      <style:text-properties officeooo:paragraph-rsid="008550cb" style:font-size-asian="9pt" style:font-name="Verdana" style:font-size-complex="9pt" officeooo:rsid="00819e6b" style:font-name-asian="Times New Roman1" fo:font-size="9pt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2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3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4565342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1">MATERIALES O EQUIPOS REQUERIDOS </text:p>
        <text:p text:style-name="P1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33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5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6"/>
      </text:section>
      <text:section text:style-name="Sect1" text:name="Section Matriz 1">
        <text:p text:style-name="P18"><text:span text:style-name="T8"/><text:change-end text:change-id="ct4565342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31">MATERIALES O EQUIPOS REQUERIDOS </text:p>
        <text:p text:style-name="P1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33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33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5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14:13.489931176</dc:date>
    <meta:editing-duration>PT23H9M14S</meta:editing-duration>
    <meta:editing-cycles>92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